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7b9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65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18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30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602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fe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8ce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c85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bc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3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fd8d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f95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32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c7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94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9c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48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7f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4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38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1c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f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bf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6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303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502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7ba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b2f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c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df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e6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9f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ac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8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d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67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37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d2f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a3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c9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1ef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1c9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71f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52a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67a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5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2c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3cb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20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74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88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c0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df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4f8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10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81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cf0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44c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796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850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fe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ce8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fa1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a88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dcf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8ce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ac0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d6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58f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20e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b2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46a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53b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58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67f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481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68b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3a6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d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0e18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0e51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403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8c3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775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7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96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8e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ac7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112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d62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83f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d1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88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a4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b8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37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016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505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e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035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ef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13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60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fc9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70e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732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79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ba6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ce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df0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fd1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7c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29bf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5bf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dbd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f44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23d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578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5f3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a4b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b59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d91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dde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0e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60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693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85b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be9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df9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f0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05a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56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68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913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b1d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e0d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1d59a38"/>
    </style:style>
    <style:style style:name="T3" style:family="text">
      <style:text-properties style:font-name="標楷體1"/>
    </style:style>
    <style:style style:name="T4" style:family="text">
      <style:text-properties style:font-name="標楷體1" officeooo:rsid="0880e60f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376c64b1" style:font-name-asian="標楷體1"/>
    </style:style>
    <style:style style:name="T7" style:family="text">
      <style:text-properties style:font-name="標楷體1" officeooo:rsid="426e6204" style:font-name-asian="標楷體1"/>
    </style:style>
    <style:style style:name="T8" style:family="text">
      <style:text-properties style:font-name="標楷體1" officeooo:rsid="436c5bf1"/>
    </style:style>
    <style:style style:name="T9" style:family="text">
      <style:text-properties fo:color="#333333"/>
    </style:style>
    <style:style style:name="T10" style:family="text">
      <style:text-properties fo:color="#333333" officeooo:rsid="41d0b885"/>
    </style:style>
    <style:style style:name="T11" style:family="text">
      <style:text-properties fo:color="#333333" officeooo:rsid="376c64b1"/>
    </style:style>
    <style:style style:name="T12" style:family="text">
      <style:text-properties officeooo:rsid="0880e60f"/>
    </style:style>
    <style:style style:name="T13" style:family="text">
      <style:text-properties officeooo:rsid="41d0b885"/>
    </style:style>
    <style:style style:name="T14" style:family="text">
      <style:text-properties officeooo:rsid="41effb49"/>
    </style:style>
    <style:style style:name="T15" style:family="text">
      <style:text-properties officeooo:rsid="41f01272"/>
    </style:style>
    <style:style style:name="T16" style:family="text">
      <style:text-properties officeooo:rsid="41f2ffe3"/>
    </style:style>
    <style:style style:name="T17" style:family="text">
      <style:text-properties officeooo:rsid="41ff6bff"/>
    </style:style>
    <style:style style:name="T18" style:family="text">
      <style:text-properties officeooo:rsid="40b326dd"/>
    </style:style>
    <style:style style:name="T19" style:family="text">
      <style:text-properties officeooo:rsid="42319dc3"/>
    </style:style>
    <style:style style:name="T20" style:family="text">
      <style:text-properties officeooo:rsid="42319dc3" style:font-name-asian="Arial1"/>
    </style:style>
    <style:style style:name="T21" style:family="text">
      <style:text-properties officeooo:rsid="430a33b5" style:font-name-asian="Arial1"/>
    </style:style>
    <style:style style:name="T22" style:family="text">
      <style:text-properties officeooo:rsid="43178f2b" style:font-name-asian="Arial1"/>
    </style:style>
    <style:style style:name="T23" style:family="text">
      <style:text-properties officeooo:rsid="43c2f868" style:font-name-asian="Arial1"/>
    </style:style>
    <style:style style:name="T24" style:family="text">
      <style:text-properties officeooo:rsid="376c64b1"/>
    </style:style>
    <style:style style:name="T25" style:family="text">
      <style:text-properties fo:color="#010101" style:font-name="標楷體1" fo:font-size="10pt" style:font-name-asian="標楷體1" style:font-size-asian="10pt" style:font-size-complex="10pt"/>
    </style:style>
    <style:style style:name="T26" style:family="text">
      <style:text-properties officeooo:rsid="430a33b5"/>
    </style:style>
    <style:style style:name="T27" style:family="text">
      <style:text-properties officeooo:rsid="43178f2b"/>
    </style:style>
    <style:style style:name="T28" style:family="text">
      <style:text-properties officeooo:rsid="434f0ca2"/>
    </style:style>
    <style:style style:name="T29" style:family="text">
      <style:text-properties style:font-name="標楷體" officeooo:rsid="436c5bf1" style:font-name-asian="標楷體" style:font-name-complex="標楷體"/>
    </style:style>
    <style:style style:name="T30" style:family="text">
      <style:text-properties officeooo:rsid="43c2f868"/>
    </style:style>
    <style:style style:name="T31" style:family="text">
      <style:text-properties officeooo:rsid="443dbd2b"/>
    </style:style>
    <style:style style:name="T32" style:family="text">
      <style:text-properties officeooo:rsid="443dbd2b" style:font-name-asian="Arial1"/>
    </style:style>
    <style:style style:name="T33" style:family="text">
      <style:text-properties officeooo:rsid="4440ab2d"/>
    </style:style>
    <style:style style:name="T34" style:family="text">
      <style:text-properties officeooo:rsid="44423d8b"/>
    </style:style>
    <style:style style:name="T35" style:family="text">
      <style:text-properties style:font-name="標楷體1" officeooo:rsid="44423d8b"/>
    </style:style>
    <style:style style:name="T36" style:family="text">
      <style:text-properties style:font-name="標楷體1" style:font-name-asian="標楷體1"/>
    </style:style>
    <style:style style:name="T37" style:family="text">
      <style:text-properties style:font-name="標楷體1" officeooo:rsid="44547815" style:font-name-asian="標楷體1"/>
    </style:style>
    <style:style style:name="T38" style:family="text">
      <style:text-properties officeooo:rsid="44634117"/>
    </style:style>
    <style:style style:name="T39" style:family="text">
      <style:text-properties officeooo:rsid="446c19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93732641" text:style-name="L1">
        <text:list-item>
          <text:p text:style-name="P1"><text:bookmark-start text:name="問題"/>問題<text:bookmark-end text:name="問題"/></text:p>
          <text:list>
            <text:list-item>
              <text:p text:style-name="P15">問題<text:span text:style-name="T4">的 分類</text:span>。</text:p>
              <text:list>
                <text:list-item>
                  <text:p text:style-name="P16"><text:span text:style-name="T12">數量型</text:span>問題。</text:p>
                </text:list-item>
                <text:list-item>
                  <text:p text:style-name="P16">社會型問題。</text:p>
                </text:list-item>
                <text:list-item>
                  <text:p text:style-name="P16"><text:span text:style-name="T28">全體型</text:span>問題。</text:p>
                </text:list-item>
                <text:list-item>
                  <text:p text:style-name="P17">（相關描述在 <text:span text:style-name="T1">德</text:span> 文件群的 <text:span text:style-name="T1">常德、共德、群德</text:span> 的 <text:span text:style-name="T1">某一特定個體的 分類</text:span>）</text:p>
                </text:list-item>
              </text:list>
            </text:list-item>
            <text:list-item>
              <text:p text:style-name="P20">問題 不一定是 問題。</text:p>
              <text:list>
                <text:list-item>
                  <text:p text:style-name="P2"><text:span text:style-name="T9">明顯例子，（第一個個體 認定的）</text:span>問題<text:span text:style-name="T9">，（第二個個體、第三個個體 認定）</text:span>不是 問題。</text:p>
                  <text:list>
                    <text:list-item>
                      <text:p text:style-name="P21">假定，第一個個體 種田。</text:p>
                      <text:list>
                        <text:list-item>
                          <text:p text:style-name="P2"><text:span text:style-name="T13">第一個個體 有機率認定</text:span><text:span text:style-name="T10">，鳥、昆蟲 </text:span><text:span text:style-name="T13">是 問題</text:span><text:span text:style-name="T10">、有害的存在、有害的個體</text:span><text:span text:style-name="T13">。</text:span></text:p>
                          <text:list>
                            <text:list-item>
                              <text:p text:style-name="P22"><text:span text:style-name="T13">有害的存在 是 直接型有害 農田的 存在</text:span>。</text:p>
                            </text:list-item>
                            <text:list-item>
                              <text:p text:style-name="P22"><text:span text:style-name="T13">有害的存在 是 間接型有害 第一個個體的 存在</text:span>。</text:p>
                            </text:list-item>
                          </text:list>
                        </text:list-item>
                        <text:list-item>
                          <text:p text:style-name="P23">對於 第一個個體 來說，鳥、昆蟲 <text:span text:style-name="T13">有機率</text:span>是 問題。</text:p>
                        </text:list-item>
                        <text:list-item>
                          <text:p text:style-name="P23">第一個個體 有機率 放鞭炮、灑農藥 →<text:span text:style-name="T14"> </text:span>減少 鳥、昆蟲 →<text:span text:style-name="T14"> 農田、農作物 更優良</text:span>。</text:p>
                        </text:list-item>
                      </text:list>
                    </text:list-item>
                    <text:list-item>
                      <text:p text:style-name="P24">假定，第二個個體 養魚。</text:p>
                      <text:list>
                        <text:list-item>
                          <text:p text:style-name="P3">第二個個體 有機率認定<text:span text:style-name="T9">，鳥、昆蟲 </text:span>不是 問題<text:span text:style-name="T10">、功能</text:span>。</text:p>
                        </text:list-item>
                        <text:list-item>
                          <text:p text:style-name="P23">對於 第二個個體 來說，鳥、昆蟲 <text:span text:style-name="T13">有機率</text:span>不是 問題、功能。</text:p>
                        </text:list-item>
                      </text:list>
                    </text:list-item>
                    <text:list-item>
                      <text:p text:style-name="P23">假定，第三個個體 開 動物園、昆蟲館、大自然旅館。</text:p>
                      <text:list>
                        <text:list-item>
                          <text:p text:style-name="P4">第三個個體 有機率認定<text:span text:style-name="T9">，鳥、昆蟲 </text:span>是 功能<text:span text:style-name="T9">、有益的存在、有益的個體</text:span>。</text:p>
                        </text:list-item>
                        <text:list-item>
                          <text:p text:style-name="P23">對於 第三個個體 來說，鳥、昆蟲 <text:span text:style-name="T13">有機率</text:span>是 功能。</text:p>
                        </text:list-item>
                        <text:list-item>
                          <text:p text:style-name="P23">第三個個體 有機率 種樹、種草 →<text:span text:style-name="T14"> </text:span>增加 鳥、昆蟲 → 景色 更優良 →<text:span text:style-name="T17"> 觀光客更多</text:span>。</text:p>
                        </text:list-item>
                      </text:list>
                    </text:list-item>
                    <text:list-item>
                      <text:p text:style-name="P25">假定，第四個個體 種花、開果園、種蘋果樹。</text:p>
                      <text:list>
                        <text:list-item>
                          <text:p text:style-name="P5">第四個個體 有機率認定<text:span text:style-name="T9">，鳥、昆蟲（</text:span>同時<text:span text:style-name="T9">）</text:span>是 問題、功能。</text:p>
                        </text:list-item>
                        <text:list-item>
                          <text:p text:style-name="P26">對於 第四個個體 來說，鳥、昆蟲 <text:span text:style-name="T13">有機率</text:span>（同時）是 問題、功能。</text:p>
                        </text:list-item>
                        <text:list-item>
                          <text:p text:style-name="P26">第四個個體 有機率 種草、拔草→<text:span text:style-name="T14">平衡</text:span> 鳥、昆蟲→植物分布更廣 →<text:span text:style-name="T17"> 花、果實 更多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7">明顯例子。</text:p>
                  <text:list>
                    <text:list-item>
                      <text:p text:style-name="P28">假定，第一個個體 存在、變化。</text:p>
                      <text:list>
                        <text:list-item>
                          <text:p text:style-name="P29">假定，第一個個體 認定 某一特定 特徵、存在、變化、思想、決策、行動 是 問題。</text:p>
                          <text:list>
                            <text:list-item>
                              <text:p text:style-name="P30">第一個個體 認定 某一特定個體 是 問題、有<text:span text:style-name="T13">害</text:span>的存在、有<text:span text:style-name="T13">害</text:span>的個體。</text:p>
                            </text:list-item>
                          </text:list>
                        </text:list-item>
                        <text:list-item>
                          <text:p text:style-name="P31">對於 第一個個體 來說，該個體 是 問題、有<text:span text:style-name="T13">害</text:span>的存在、有<text:span text:style-name="T13">害</text:span>的個體。</text:p>
                          <text:list>
                            <text:list-item>
                              <text:p text:style-name="P71">以 第<text:span text:style-name="T18">一</text:span>個個體 為 坐標系零點，該個體 是 <text:span text:style-name="T18">問題、有害的存在、有害的個體</text:span>。</text:p>
                            </text:list-item>
                          </text:list>
                        </text:list-item>
                        <text:list-item>
                          <text:p text:style-name="P27">第一個個體 做出 某一特定 思想、決策、行動→<text:span text:style-name="T16">減少 有害的存在→解決問題。</text:span></text:p>
                          <text:list>
                            <text:list-item>
                              <text:p text:style-name="P27">適當的 減少 有害的存在 有機率變成 有益的存在。</text:p>
                              <text:list>
                                <text:list-item>
                                  <text:p text:style-name="P27">明顯例子，醫藥用嗎啡。</text:p>
                                  <text:list>
                                    <text:list-item>
                                      <text:p text:style-name="P27">嗎啡 <text:span text:style-name="T20">↔</text:span><text:span text:style-name="T19">（對 人類 來說，）有害的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假定，第二個個體 存在、變化。</text:p>
                      <text:list>
                        <text:list-item>
                          <text:p text:style-name="P29">假定，第二個個體 認定 某一特定 特徵、存在、變化、思想 不是 問題、功能。</text:p>
                        </text:list-item>
                        <text:list-item>
                          <text:p text:style-name="P33">對於 第二個個體 來說，該個體 不是 問題、功能。</text:p>
                          <text:list>
                            <text:list-item>
                              <text:p text:style-name="P72">以 第<text:span text:style-name="T18">二</text:span>個個體 為 坐標系零點，該個體 <text:span text:style-name="T18">不是 問題、功能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假定，第三個個體 存在、變化。</text:p>
                      <text:list>
                        <text:list-item>
                          <text:p text:style-name="P34">假定，第三個個體 認定 某一特定 特徵、存在、變化、思想、決策、行動 是 功能。</text:p>
                          <text:list>
                            <text:list-item>
                              <text:p text:style-name="P30">第三個個體 認定 某一特定個體 是 功能、有益的存在、有益的個體。</text:p>
                            </text:list-item>
                          </text:list>
                        </text:list-item>
                        <text:list-item>
                          <text:p text:style-name="P35">對於 第三個個體 來說，該個體 是 功能、有益的存在、有益的個體。</text:p>
                          <text:list>
                            <text:list-item>
                              <text:p text:style-name="P73">以 第三個個體 為 坐標系零點，該個體 是 功能<text:span text:style-name="T18">、有益的存在、有益的個體</text:span>。</text:p>
                            </text:list-item>
                          </text:list>
                        </text:list-item>
                        <text:list-item>
                          <text:p text:style-name="P35">第一個個體 做出 某一特定 思想、決策、行動 → 增加 有益的存在 → <text:span text:style-name="T15">提升 功能</text:span>。</text:p>
                          <text:list>
                            <text:list-item>
                              <text:p text:style-name="P36">過少的 增加 有益的存在 有機率變成 有害的存在。</text:p>
                              <text:list>
                                <text:list-item>
                                  <text:p text:style-name="P36">明顯例子，脫水。</text:p>
                                  <text:list>
                                    <text:list-item>
                                      <text:p text:style-name="P37">水 <text:span text:style-name="T20">↔</text:span><text:span text:style-name="T19">（對 人類 來說，）有益的存在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5">過多的 增加 有益的存在 有機率變成 有害的存在。</text:p>
                              <text:list>
                                <text:list-item>
                                  <text:p text:style-name="P38">明顯例子，水中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假定，第四個個體 存在、變化。</text:p>
                      <text:list>
                        <text:list-item>
                          <text:p text:style-name="P38">假定，第三個個體 認定 某一特定 特徵、存在、變化、思想（同時）是 問題、功能。</text:p>
                        </text:list-item>
                        <text:list-item>
                          <text:p text:style-name="P38">對於 第四個個體 來說，該個體（同時）是 問題、功能。</text:p>
                        </text:list-item>
                        <text:list-item>
                          <text:p text:style-name="P38">第四個個體 做出 某一特定 思想、決策、行動→平衡 該存在→解決問題、提升功能。</text:p>
                          <text:list>
                            <text:list-item>
                              <text:p text:style-name="P38">平衡 該存在 的 明顯例子，增加、減少、控制 該存在的 大小、數量、形狀。</text:p>
                            </text:list-item>
                            <text:list-item>
                              <text:p text:style-name="P38">平衡 該存在 的 明顯例子，控制、遙控 該存在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認定"/>認定<text:bookmark-end text:name="認定"/></text:p>
          <text:list>
            <text:list-item>
              <text:p text:style-name="P6"><text:span text:style-name="T24">知道、認定 有機率 不同</text:span><text:span text:style-name="T11">、不協調、不自洽</text:span>。</text:p>
              <text:list>
                <text:list-item>
                  <text:p text:style-name="P74">明顯例子，指鹿為馬。</text:p>
                  <text:list>
                    <text:list-item>
                      <text:p text:style-name="P39"><text:span text:style-name="T24">假定，某一特定個體 知道</text:span>，鹿 是 鹿。</text:p>
                    </text:list-item>
                    <text:list-item>
                      <text:p text:style-name="P40"><text:span text:style-name="T24">假定，該個體（真心、心裡、意識、被教育、被催眠）認定</text:span>，鹿 是 馬。</text:p>
                    </text:list-item>
                    <text:list-item>
                      <text:p text:style-name="P41"><text:span text:style-name="T24">該個體，知道、認定 不同、不協調、不自洽</text:span>。</text:p>
                      <text:list>
                        <text:list-item>
                          <text:p text:style-name="P42"><text:span text:style-name="T24">抽象例子，（人類 認定的）認知失調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42"><text:span text:style-name="T24">明顯例子，畫、照片、</text:span><text:span text:style-name="T6">2維平面的3D寫實</text:span><text:span text:style-name="T24">畫。</text:span></text:p>
                  <text:list>
                    <text:list-item>
                      <text:p text:style-name="P43"><text:span text:style-name="T24">假定，某一特定個體 知道</text:span>，畫 是 <text:span text:style-name="T6">2維畫面</text:span>。</text:p>
                    </text:list-item>
                    <text:list-item>
                      <text:p text:style-name="P44"><text:span text:style-name="T24">假定，該個體</text:span> <text:span text:style-name="T24">認定</text:span>，畫 是<text:span text:style-name="T5"> </text:span><text:span text:style-name="T7">3</text:span><text:span text:style-name="T6">維畫面</text:span>。</text:p>
                    </text:list-item>
                    <text:list-item>
                      <text:p text:style-name="P42"><text:span text:style-name="T24">該個體，知道、認定 不同、不協調、不自洽</text:span>。</text:p>
                      <text:list>
                        <text:list-item>
                          <text:p text:style-name="P75">抽象例子，正常現象。</text:p>
                          <text:list>
                            <text:list-item>
                              <text:p text:style-name="P45"><text:span text:style-name="T24">一大群 的 認知失調，被視為 正常現象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6">明顯例子，失溫。</text:p>
                  <text:list>
                    <text:list-item>
                      <text:p text:style-name="P46"><text:span text:style-name="T24">假定，某一特定個體 知道</text:span>，<text:span text:style-name="T6">身體溫度</text:span><text:span text:style-name="T24"> </text:span><text:span text:style-name="T6">過低、變低</text:span>。</text:p>
                      <text:list>
                        <text:list-item>
                          <text:p text:style-name="P46">該個體 知道，外在環境的溫度 低於 身體的溫度。</text:p>
                        </text:list-item>
                      </text:list>
                    </text:list-item>
                    <text:list-item>
                      <text:p text:style-name="P46"><text:span text:style-name="T24">假定，該個體</text:span> <text:span text:style-name="T24">認定</text:span>，<text:span text:style-name="T6">身體</text:span><text:span text:style-name="T24"> </text:span><text:span text:style-name="T6">很熱、要脫掉衣物</text:span>。</text:p>
                    </text:list-item>
                    <text:list-item>
                      <text:p text:style-name="P45"><text:span text:style-name="T24">該個體，知道、認定 不同、不協調、不自洽</text:span>。</text:p>
                      <text:list>
                        <text:list-item>
                          <text:p text:style-name="P77">抽象例子，正常的生理反應。</text:p>
                          <text:list>
                            <text:list-item>
                              <text:p text:style-name="P47"><text:span text:style-name="T24">一大群 的 生理反應失調，被視為 正常的生理反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8">明顯例子，奴隸制。</text:p>
                  <text:list>
                    <text:list-item>
                      <text:p text:style-name="P47"><text:span text:style-name="T24">假定，某一特定個體 知道</text:span>，（人類）奴隸 是 人。</text:p>
                    </text:list-item>
                    <text:list-item>
                      <text:p text:style-name="P48"><text:span text:style-name="T24">假定，該個體（真心、心裡、意識、被教育、被催眠）認定</text:span>，（人類）奴隸 不是 人。</text:p>
                      <text:list>
                        <text:list-item>
                          <text:p text:style-name="P49"><text:span text:style-name="T24">假定，該個體（真心、心裡、意識）認定</text:span>，（人類）奴隸 是 外表像人的 家畜。</text:p>
                        </text:list-item>
                      </text:list>
                    </text:list-item>
                    <text:list-item>
                      <text:p text:style-name="P47"><text:span text:style-name="T24">該個體，知道、認定 不同、不協調、不自洽</text:span>。</text:p>
                      <text:list>
                        <text:list-item>
                          <text:p text:style-name="P47"><text:span text:style-name="T24">抽象例子，（</text:span>奴隸制國家 的）常識、共識。</text:p>
                          <text:list>
                            <text:list-item>
                              <text:p text:style-name="P50">奴隸制國家 的 常識、共識<text:span text:style-name="T24">，被視為（</text:span>奴隸制國家 的）<text:span text:style-name="T24">正常的認知、正確的認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明顯例子，肉雞制。</text:p>
                  <text:list>
                    <text:list-item>
                      <text:p text:style-name="P50"><text:span text:style-name="T24">假定，某一特定個體 知道</text:span>，（動物）肉雞 是 動物。</text:p>
                    </text:list-item>
                    <text:list-item>
                      <text:p text:style-name="P51"><text:span text:style-name="T24">假定，該個體（真心、心裡、意識、被教育）認定</text:span>，（動物）肉雞 不是 活生生的雞。</text:p>
                      <text:list>
                        <text:list-item>
                          <text:p text:style-name="P52"><text:span text:style-name="T24">假定，該個體（真心、心裡、意識、被教育、被催眠）認定</text:span>，（動物）肉雞 是 食物。</text:p>
                          <text:list>
                            <text:list-item>
                              <text:p text:style-name="P52">該個體 有機率不讓，肉雞 生活、享受、快樂、運動、肌肉、像動物一樣的活著。</text:p>
                            </text:list-item>
                            <text:list-item>
                              <text:p text:style-name="P53">該個體 有機率只讓，肉雞 生存、存活、存在、長肉、變肥、像食物一樣的活著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24">該個體，知道、認定 不同、不協調、不自洽</text:span>。</text:p>
                    </text:list-item>
                  </text:list>
                </text:list-item>
              </text:list>
            </text:list-item>
            <text:list-item>
              <text:p text:style-name="P50">認定的 分類。</text:p>
              <text:list>
                <text:list-item>
                  <text:p text:style-name="P50">常認定。</text:p>
                </text:list-item>
                <text:list-item>
                  <text:p text:style-name="P50">共認定。</text:p>
                </text:list-item>
                <text:list-item>
                  <text:p text:style-name="P50">群認定。</text:p>
                  <text:list>
                    <text:list-item>
                      <text:p text:style-name="P50">數量型認定。</text:p>
                    </text:list-item>
                    <text:list-item>
                      <text:p text:style-name="P50">社會型認定。</text:p>
                    </text:list-item>
                    <text:list-item>
                      <text:p text:style-name="P54"><text:span text:style-name="T12">全體</text:span>型認定。</text:p>
                    </text:list-item>
                    <text:list-item>
                      <text:p text:style-name="P18">（相關描述在 <text:span text:style-name="T1">德</text:span> 文件群的 <text:span text:style-name="T1">常德、共德、群德</text:span> 的 <text:span text:style-name="T1">某一特定個體的 分類</text:span>）</text:p>
                    </text:list-item>
                  </text:list>
                </text:list-item>
              </text:list>
            </text:list-item>
            <text:list-item>
              <text:p text:style-name="P7">認知失調、行動失調。</text:p>
              <text:list>
                <text:list-item>
                  <text:p text:style-name="P55">認定 <text:span text:style-name="T21">↔</text:span><text:span text:style-name="T26">（行動的）目標</text:span>。</text:p>
                </text:list-item>
                <text:list-item>
                  <text:p text:style-name="P56">知道 <text:span text:style-name="T21">↔</text:span><text:span text:style-name="T26">（行動 當中、之後 產生的）結果</text:span>。</text:p>
                </text:list-item>
                <text:list-item>
                  <text:p text:style-name="P57">明顯例子，假定，第一個個體 坐在 椅子 上。</text:p>
                  <text:list>
                    <text:list-item>
                      <text:p text:style-name="P57">假定，第二個個體 要阻止 第一個個體 站起來。</text:p>
                    </text:list-item>
                    <text:list-item>
                      <text:p text:style-name="P55">第二個個體 有機率使用雙手 壓住 第一個個體的 肩膀。</text:p>
                      <text:list>
                        <text:list-item>
                          <text:p text:style-name="P55">第一個個體 有機率（反而）想站起來、做出站起來的動作。</text:p>
                          <text:list>
                            <text:list-item>
                              <text:p text:style-name="P55">即便 第一個個體（原本、原先、一開始就）沒有 想要站起來。</text:p>
                            </text:list-item>
                            <text:list-item>
                              <text:p text:style-name="P58">第二個個體 行動的 目標、結果 不同。</text:p>
                            </text:list-item>
                            <text:list-item>
                              <text:p text:style-name="P58">第二個個體 有 目標、結果 失調的 現象。</text:p>
                              <text:list>
                                <text:list-item>
                                  <text:p text:style-name="P59">行動失調、目結失調 <text:span text:style-name="T22">↔</text:span><text:span text:style-name="T27"> 認知失調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0">第二個個體 有機率阻止，第一個個體 站起來。</text:p>
                          <text:list>
                            <text:list-item>
                              <text:p text:style-name="P61">第二個個體 有機率造成，第一個個體（反而）想站起來。</text:p>
                              <text:list>
                                <text:list-item>
                                  <text:p text:style-name="P61">在 該過程，第一個個體 有機率 掙扎、反抗、暴力、勞累、沮喪。</text:p>
                                </text:list-item>
                                <text:list-item>
                                  <text:p text:style-name="P62">在 該過程，第二個個體 有機率 憤怒、驚恐、暴力、勞累、沮喪。</text:p>
                                </text:list-item>
                                <text:list-item>
                                  <text:p text:style-name="P61">在 該過程，第一個個體、第二個個體 有機率 互相對抗。</text:p>
                                </text:list-item>
                              </text:list>
                            </text:list-item>
                            <text:list-item>
                              <text:p text:style-name="P63">第二個個體 有機率阻止，第一個個體 站起來。</text:p>
                              <text:list>
                                <text:list-item>
                                  <text:p text:style-name="P64">第二個個體 有機率阻止，（<text:span text:style-name="T5">第二個個體（自己）造成的)</text:span>第一個個體的站起來。</text:p>
                                </text:list-item>
                              </text:list>
                            </text:list-item>
                            <text:list-item>
                              <text:p text:style-name="P65">第二個個體 有機率造成，第一個個體 站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假定，第三個個體 告訴 第一個個體 不要站起來、不要站起來的原因。</text:p>
                      <text:list>
                        <text:list-item>
                          <text:p text:style-name="P59">第一個個體 有機率不站起來、繼續坐在椅子上。</text:p>
                        </text:list-item>
                        <text:list-item>
                          <text:p text:style-name="P59">第三個個體 有機率沒有 行動失調的 現象。</text:p>
                        </text:list-item>
                        <text:list-item>
                          <text:p text:style-name="P59">假定，第三個個體 語焉不詳、當謎語人、詞不達意。</text:p>
                          <text:list>
                            <text:list-item>
                              <text:p text:style-name="P59">第一個個體 有機率（反而 更）想站起來、努力站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假定，第二個個體沒有阻止、第三個個體沒有告訴。</text:p>
                      <text:list>
                        <text:list-item>
                          <text:p text:style-name="P66">第一個個體 有機率（仍然）坐在椅子上、沒有站起來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認知失調、決策失調。</text:p>
              <text:list>
                <text:list-item>
                  <text:p text:style-name="P67">認定 <text:span text:style-name="T21">↔</text:span><text:span text:style-name="T26">（決策的）目標</text:span>。</text:p>
                </text:list-item>
                <text:list-item>
                  <text:p text:style-name="P68">知道 <text:span text:style-name="T21">↔</text:span><text:span text:style-name="T26">（決策 當中、之後 產生的）結果</text:span>。</text:p>
                </text:list-item>
                <text:list-item>
                  <text:p text:style-name="P68">思想失調、決策失調、行動失調。</text:p>
                  <text:list>
                    <text:list-item>
                      <text:p text:style-name="P69">思想失調 <text:span text:style-name="T21">↔</text:span> 認知失調、認知偏誤。</text:p>
                    </text:list-item>
                    <text:list-item>
                      <text:p text:style-name="P69">決策失調 <text:span text:style-name="T21">↔</text:span> 選擇失調、沉沒成本。</text:p>
                    </text:list-item>
                    <text:list-item>
                      <text:p text:style-name="P69">行動失調 <text:span text:style-name="T21">↔</text:span> 行為失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安全"/>安全<text:bookmark-end text:name="安全"/></text:p>
          <text:list>
            <text:list-item>
              <text:p text:style-name="P70">安全。</text:p>
              <text:list>
                <text:list-item>
                  <text:p text:style-name="P9">越是認定 安全<text:span text:style-name="T9">、有隱私、不被控制</text:span>，越是 不安全<text:span text:style-name="T9">、沒有隱私、容易控制</text:span>。</text:p>
                  <text:list>
                    <text:list-item>
                      <text:p text:style-name="P70">某一特定個體 越是認定（自己、其他個體）安全，（自己、其他個體）越是實際 不安全。</text:p>
                    </text:list-item>
                    <text:list-item>
                      <text:p text:style-name="P80">明顯例子，假定，某一特定個體 使<text:span text:style-name="T5">用 HTTPS（加密連線）</text:span>。</text:p>
                      <text:list>
                        <text:list-item>
                          <text:p text:style-name="P80">該個體<text:span text:style-name="T18"> 有機率認定，自己 很安全、非常安全、很有隱私</text:span>。</text:p>
                        </text:list-item>
                        <text:list-item>
                          <text:p text:style-name="P80"><text:span text:style-name="T18">該個體 有機率（隨心所欲的、毫無底線的）使用網路、瀏覽網站、觀看影片</text:span>。</text:p>
                        </text:list-item>
                        <text:list-item>
                          <text:p text:style-name="P81"><text:span text:style-name="T18">該個體 有機率 不認為、沒有想到，手機有後門、電腦有木馬、基地台有備份</text:span>。</text:p>
                        </text:list-item>
                        <text:list-item>
                          <text:p text:style-name="P82">該個體 有機率不知道（在 其他個體 心裡，）該個體 不安全、毫無隱私、極易受控。</text:p>
                        </text:list-item>
                        <text:list-item>
                          <text:p text:style-name="P82">該個體 有機率不知道，其他個體 正在 偷窺、竊聽、控制 該個體、該個體的電器。</text:p>
                        </text:list-item>
                      </text:list>
                    </text:list-item>
                    <text:list-item>
                      <text:p text:style-name="P82">明顯例子，假定，某一特定個體 使<text:span text:style-name="T5">用 意識</text:span>。</text:p>
                      <text:list>
                        <text:list-item>
                          <text:p text:style-name="P82">該個體<text:span text:style-name="T18"> 有機率認定，自己 很安全、非常安全、很有隱私</text:span>。</text:p>
                        </text:list-item>
                        <text:list-item>
                          <text:p text:style-name="P82"><text:span text:style-name="T18">該個體 有機率（隨心所欲的、毫無底線的）思想、思考、想像</text:span>。</text:p>
                        </text:list-item>
                        <text:list-item>
                          <text:p text:style-name="P83"><text:span text:style-name="T18">該個體 有機率 不認為、沒有想到，其他個體 能夠 心靈感應、催眠、精神控制</text:span>。</text:p>
                        </text:list-item>
                        <text:list-item>
                          <text:p text:style-name="P82">該個體 有機率不知道（在 其他個體 心裡，）該個體 不安全、毫無隱私、極易受控。</text:p>
                        </text:list-item>
                        <text:list-item>
                          <text:p text:style-name="P84">該個體 有機率不知道，其他個體 正在 偷窺、竊聽、控制 該個體、該個體的肉質層。</text:p>
                        </text:list-item>
                      </text:list>
                    </text:list-item>
                  </text:list>
                </text:list-item>
                <text:list-item>
                  <text:p text:style-name="P84">認定安全、實際安全（在 直角座標系）有機率是<text:span text:style-name="T5"> U字</text:span>形。<text:span text:style-name="T25">{（水平軸 是 認定安全軸）（垂直軸 是 實際安全軸）}</text:span></text:p>
                  <text:list>
                    <text:list-item>
                      <text:p text:style-name="P84">越不適當的 認定安全，越實際 不安全。</text:p>
                    </text:list-item>
                    <text:list-item>
                      <text:p text:style-name="P84">越適當的 認定安全，越實際的 安全。</text:p>
                    </text:list-item>
                    <text:list-item>
                      <text:p text:style-name="P84">越適當的、越不適當的 認定不安全，越實際 不安全。</text:p>
                      <text:list>
                        <text:list-item>
                          <text:p text:style-name="P84">適當 是 某一特定範圍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正義"/>正義<text:bookmark-end text:name="正義"/></text:p>
          <text:list>
            <text:list-item>
              <text:p text:style-name="P84">正義 是 正確的 意義。</text:p>
              <text:list>
                <text:list-item>
                  <text:p text:style-name="P85">正義 是（自己 認定的）正確的 意義。</text:p>
                  <text:list>
                    <text:list-item>
                      <text:p text:style-name="P85">（某一特定個體的）正義 是（該個體自己 認定的）正確的 意義。</text:p>
                    </text:list-item>
                  </text:list>
                </text:list-item>
                <text:list-item>
                  <text:p text:style-name="P86">正義 是（自己 認定的）正確的 個體。</text:p>
                  <text:list>
                    <text:list-item>
                      <text:p text:style-name="P12"><text:span text:style-name="T9">（某一特定個體的）</text:span>正義 是<text:span text:style-name="T9">（該個體自己 認定的）</text:span>正確的 個體。</text:p>
                    </text:list-item>
                  </text:list>
                </text:list-item>
                <text:list-item>
                  <text:p text:style-name="P87">正義 是 在 某一特定 信念、投影世界觀 之內、之下，正確的 意義、個體、存在、變化。</text:p>
                  <text:list>
                    <text:list-item>
                      <text:p text:style-name="P88">（某一特定個體的）正義 是（該個體 認定的）正確的 投影世界觀、信念、認定、發現。</text:p>
                      <text:list>
                        <text:list-item>
                          <text:p text:style-name="P89">正義 是（自己 認定的）思想正常、決策正常、行動正常。</text:p>
                        </text:list-item>
                        <text:list-item>
                          <text:p text:style-name="P89">（某一特定個體的）正義 是（該個體 認定的）思想正常、決策正常、行動正常。</text:p>
                          <text:list>
                            <text:list-item>
                              <text:p text:style-name="P90">（某一特定個體的）正義 是<text:span text:style-name="T3">(該個體 認定的)</text:span>正常的、正確的 思想、決策、行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維持正義 是 把 個體 維持在（自己 認定的）正確的 個體。</text:p>
              <text:list>
                <text:list-item>
                  <text:p text:style-name="P13">維持正義 是<text:span text:style-name="T9">，把 某一特定個體 </text:span>維持<text:span text:style-name="T9">在、保持在、慣性在，</text:span>正確的<text:span text:style-name="T9"> 該</text:span>個體。</text:p>
                </text:list-item>
                <text:list-item>
                  <text:p text:style-name="P90">維持正義 是把 某一特定個體 維持在 自己的 投影世界觀、信念、認定、發現。</text:p>
                  <text:list>
                    <text:list-item>
                      <text:p text:style-name="P91">維持正義 是把（自己的 投影世界觀、信念、認定、發現 之內的）某一特定個體 維持在 自己的 投影世界觀、信念、認定、發現（之內）。</text:p>
                    </text:list-item>
                  </text:list>
                </text:list-item>
                <text:list-item>
                  <text:p text:style-name="P91">抽象描述，維持正義 是 把（某一特定 信念、投影世界觀 之內、之下）的 已經（完全）存在（、已知）的 某一特定 意義、個體、存在、變化，維持在、保持在、慣性在（該信念、該投影世界觀 之內、之下）已經（完全）存在（、已知）的 意義、個體、存在、變化。</text:p>
                  <text:list>
                    <text:list-item>
                      <text:p text:style-name="P92">抽象例子，內捲。</text:p>
                    </text:list-item>
                  </text:list>
                </text:list-item>
              </text:list>
            </text:list-item>
            <text:list-item>
              <text:p text:style-name="P84">執行正義 是 校正成 正確的 意義。</text:p>
              <text:list>
                <text:list-item>
                  <text:p text:style-name="P93">執行正義 是 把 意義 校正成（自己 認定的）正確的 意義。</text:p>
                  <text:list>
                    <text:list-item>
                      <text:p text:style-name="P93">執行正義 是，把 某一特定意義 校正成、修改成、塑造成，正確的 該意義。</text:p>
                    </text:list-item>
                    <text:list-item>
                      <text:p text:style-name="P84">（對 某一特定個體）執行正義、正義制裁 是（對 該個體的 意義）校正成 正確的 意義。</text:p>
                    </text:list-item>
                    <text:list-item>
                      <text:p text:style-name="P94">（第一個個體 對 第二個個體）執行正義 是（第一個個體 把 第二個個體的 意義）校正成（第一個個體 認定的）正確的（第二個個體的）意義。</text:p>
                    </text:list-item>
                  </text:list>
                </text:list-item>
                <text:list-item>
                  <text:p text:style-name="P95">執行正義 是 把 個體 校正成（自己 認定的）正確的 個體。</text:p>
                  <text:list>
                    <text:list-item>
                      <text:p text:style-name="P14">執行正義 是<text:span text:style-name="T9">，把 某一特定個體 校正成、</text:span>修改成<text:span text:style-name="T9">、塑造成、消失成，</text:span>正確的<text:span text:style-name="T9"> 該</text:span>個體。</text:p>
                      <text:list>
                        <text:list-item>
                          <text:p text:style-name="P94">消失成 正確的 該個體 的 明顯例子，某一特定個體 不存在（本身）（就）是 正義。</text:p>
                        </text:list-item>
                        <text:list-item>
                          <text:p text:style-name="P96">消失成 正確的 該個體 的 明顯例子，某一特定個體 存在（本身）（就）是 不正義。</text:p>
                          <text:list>
                            <text:list-item>
                              <text:p text:style-name="P97">明顯例子，假定，某一特定個體 發現 <text:span text:style-name="T29">√</text:span><text:span text:style-name="T8">2</text:span>。</text:p>
                              <text:list>
                                <text:list-item>
                                  <text:p text:style-name="P97">其他個體 有機率認定，<text:span text:style-name="T29">√</text:span><text:span text:style-name="T8">2</text:span><text:span text:style-name="T3"> </text:span>存在（本身）（就）是 不正義。</text:p>
                                </text:list-item>
                                <text:list-item>
                                  <text:p text:style-name="P97">其他個體 有機率認定，該個體的 發現 存在（本身）（就）是 不正義。</text:p>
                                </text:list-item>
                                <text:list-item>
                                  <text:p text:style-name="P97">其他個體 有機率認定，該個體 存在（本身）（就）是 不正義。</text:p>
                                </text:list-item>
                                <text:list-item>
                                  <text:p text:style-name="P98">其他個體 有機率無法消失 <text:span text:style-name="T29">√</text:span><text:span text:style-name="T8">2</text:span>。</text:p>
                                </text:list-item>
                                <text:list-item>
                                  <text:p text:style-name="P98">其他個體 有機率消失 該個體的發現、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4">（對 某一特定個體）執行正義、正義制裁 是（對 該<text:span text:style-name="T5">個體(本身)）</text:span>校正成 正確的 個體。</text:p>
                    </text:list-item>
                    <text:list-item>
                      <text:p text:style-name="P99">（第一個個體 對 第二個個體）執行正義 是（第一個個體）把（第二個）個體（本身）校正成（第一個個體 認定的）正確的（第二個）個體。</text:p>
                    </text:list-item>
                  </text:list>
                </text:list-item>
                <text:list-item>
                  <text:p text:style-name="P100">執行正義 是把 其他個體 校正成、修改成、塑造成 自己的 投影世界觀、信念、認定、發現。</text:p>
                  <text:list>
                    <text:list-item>
                      <text:p text:style-name="P101">執行正義 是把 其他個體 契合於、邏輯自洽於 自己的 投影世界觀、信念、認定、發現。</text:p>
                    </text:list-item>
                    <text:list-item>
                      <text:p text:style-name="P102">（某一特定個體的）執行正義 是（觀測到的、感測到的）世界、其他個體 校正成、修改成、塑造成（該個體 認定的）自己的 投影世界觀、信念、認定、發現。</text:p>
                    </text:list-item>
                    <text:list-item>
                      <text:p text:style-name="P103">抽象描述，執行正義 是 把（某一特定 信念、投影世界觀 之外、之上）的 還沒（完全）存在（、已知）的 某一特定 意義、個體、存在、變化，校正成、修改成（該信念、該投影世界觀 之內、之下）已經（完全）存在（、已知）的 意義、個體、存在、變化。</text:p>
                      <text:list>
                        <text:list-item>
                          <text:p text:style-name="P104">抽象例子，削足適履。</text:p>
                        </text:list-item>
                      </text:list>
                    </text:list-item>
                    <text:list-item>
                      <text:p text:style-name="P104">假定，第一個個體 讓（在第二個個體的 信念、投影世界觀 之外的）某一特定個體 存在。</text:p>
                      <text:list>
                        <text:list-item>
                          <text:p text:style-name="P105">第二個個體 有機率認定，第一個個體、該個體 不正義。</text:p>
                          <text:list>
                            <text:list-item>
                              <text:p text:style-name="P105">第二個個體 有機率認定，第一個個體、該個體 是 不正義的化身、不正義的存在。</text:p>
                            </text:list-item>
                          </text:list>
                        </text:list-item>
                        <text:list-item>
                          <text:p text:style-name="P104">第二個個體 有機率執行正義 第一個個體、該個體。</text:p>
                          <text:list>
                            <text:list-item>
                              <text:p text:style-name="P104">第二個個體 有機率對 第一個個體、該個體 執行正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6">執行正義 是把（自己的 投影世界觀、信念、認定、發現 之外的）某一特定個體 校正成、修改成、塑造成 自己的 投影世界觀、信念、認定、發現（之內）。</text:p>
                    </text:list-item>
                    <text:list-item>
                      <text:p text:style-name="P107">執行正義 是 讓（自己 認定的）思想失調、決策失調、行動失調 校正成、修改成、塑造成（自己 認定的）思想正常、決策正常、行動正常。</text:p>
                    </text:list-item>
                  </text:list>
                </text:list-item>
                <text:list-item>
                  <text:p text:style-name="P108">明顯例子，指鹿為馬。</text:p>
                  <text:list>
                    <text:list-item>
                      <text:p text:style-name="P109">鹿 <text:span text:style-name="T23">↔</text:span><text:span text:style-name="T30"> 真實世界、</text:span>（觀測到的、感測到的）世界、（觀測到的、感測到的）其他個體。</text:p>
                    </text:list-item>
                    <text:list-item>
                      <text:p text:style-name="P109">馬 <text:span text:style-name="T23">↔</text:span><text:span text:style-name="T30"> </text:span>自己的 投影世界觀、信念、認定、發現。</text:p>
                      <text:list>
                        <text:list-item>
                          <text:p text:style-name="P110">讓 真實世界<text:span text:style-name="T30">、</text:span>（觀測到的）世界 契合於（自己的）投影世界觀、信念、認定、發現。</text:p>
                        </text:list-item>
                        <text:list-item>
                          <text:p text:style-name="P111">明顯例子，天動說的 本輪。</text:p>
                        </text:list-item>
                      </text:list>
                    </text:list-item>
                  </text:list>
                </text:list-item>
                <text:list-item>
                  <text:p text:style-name="P109">明顯例子，指鹿為馬。</text:p>
                  <text:list>
                    <text:list-item>
                      <text:p text:style-name="P109">鹿 <text:span text:style-name="T23">↔</text:span><text:span text:style-name="T30"> 客觀</text:span>。</text:p>
                    </text:list-item>
                    <text:list-item>
                      <text:p text:style-name="P112">馬 <text:span text:style-name="T23">↔</text:span><text:span text:style-name="T30"> 主觀</text:span>。</text:p>
                    </text:list-item>
                  </text:list>
                </text:list-item>
                <text:list-item>
                  <text:p text:style-name="P112">明顯例子，指馬為馬。</text:p>
                  <text:list>
                    <text:list-item>
                      <text:p text:style-name="P113">第一個馬 <text:span text:style-name="T23">↔</text:span><text:span text:style-name="T30"> 客觀</text:span>。</text:p>
                    </text:list-item>
                    <text:list-item>
                      <text:p text:style-name="P113">第二個馬 <text:span text:style-name="T23">↔</text:span><text:span text:style-name="T30"> 主觀</text:span>。</text:p>
                    </text:list-item>
                  </text:list>
                </text:list-item>
                <text:list-item>
                  <text:p text:style-name="P112">明顯例子，指 某一特定動物 為 馬。</text:p>
                  <text:list>
                    <text:list-item>
                      <text:p text:style-name="P112">數量型正義、數量型執行正義。</text:p>
                      <text:list>
                        <text:list-item>
                          <text:p text:style-name="P112">假定，一大群 認定，該動物 是 馬。</text:p>
                          <text:list>
                            <text:list-item>
                              <text:p text:style-name="P112">假定，某一特定個體 認定，該動物 是 鹿。</text:p>
                            </text:list-item>
                            <text:list-item>
                              <text:p text:style-name="P112">一大群 有機率（執行正義）教育 該個體，該動物 是 馬。</text:p>
                            </text:list-item>
                          </text:list>
                        </text:list-item>
                        <text:list-item>
                          <text:p text:style-name="P112">假定，一大群 認定，馬（只有、只會、只能）吃 草。</text:p>
                          <text:list>
                            <text:list-item>
                              <text:p text:style-name="P112">假定，該動物 吃 肉。</text:p>
                            </text:list-item>
                            <text:list-item>
                              <text:p text:style-name="P112">一大群 有機率（執行正義）教育 該動物，讓 該動物（主動、被動、被迫）吃草。</text:p>
                            </text:list-item>
                          </text:list>
                        </text:list-item>
                        <text:list-item>
                          <text:p text:style-name="P19">（數量型 的 相關描述在 <text:span text:style-name="T1">德</text:span> 文件群的 <text:span text:style-name="T2">常德、共德、群德</text:span>）</text:p>
                        </text:list-item>
                      </text:list>
                    </text:list-item>
                    <text:list-item>
                      <text:p text:style-name="P114">社會型正義、社會型執行正義。</text:p>
                    </text:list-item>
                    <text:list-item>
                      <text:p text:style-name="P114">全體型正義、全體型執行正義。</text:p>
                    </text:list-item>
                  </text:list>
                </text:list-item>
              </text:list>
            </text:list-item>
            <text:list-item>
              <text:p text:style-name="P115">明顯例子。</text:p>
              <text:list>
                <text:list-item>
                  <text:p text:style-name="P116">假定，第一個個體的 投影世界觀 是 天動說。</text:p>
                  <text:list>
                    <text:list-item>
                      <text:p text:style-name="P116">第一個個體 有機率認定，第一個個體 是 正義的化身、正義的存在。</text:p>
                    </text:list-item>
                    <text:list-item>
                      <text:p text:style-name="P84">第一個個體 有機率認定，第一個個體的 投影世界觀 是 正義的 投影世界觀。</text:p>
                    </text:list-item>
                  </text:list>
                </text:list-item>
                <text:list-item>
                  <text:p text:style-name="P116">假定，第二個個體的 投影世界觀 是 地動說。</text:p>
                  <text:list>
                    <text:list-item>
                      <text:p text:style-name="P116">第一個個體 有機率認定，第二個個體 是 不正義的化身、不正義的存在。</text:p>
                    </text:list-item>
                    <text:list-item>
                      <text:p text:style-name="P117">第一個個體 有機率認定，第二個個體的 投影世界觀 是 不正義的 投影世界觀。</text:p>
                    </text:list-item>
                  </text:list>
                </text:list-item>
                <text:list-item>
                  <text:p text:style-name="P84">假定，第一個個體 審判、監禁、火刑 第二個個體。</text:p>
                  <text:list>
                    <text:list-item>
                      <text:p text:style-name="P118">第一個個體、其他個體 有機率認定，該審判、該監禁、該火刑 是 執行正義。</text:p>
                    </text:list-item>
                    <text:list-item>
                      <text:p text:style-name="P117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17">明顯例子。</text:p>
              <text:list>
                <text:list-item>
                  <text:p text:style-name="P119">假定，第一個個體的 信念 是 有神論。</text:p>
                  <text:list>
                    <text:list-item>
                      <text:p text:style-name="P119">第一個個體 有機率認定，第一個個體 是 正義的化身、正義的存在。</text:p>
                    </text:list-item>
                    <text:list-item>
                      <text:p text:style-name="P119">第一個個體 有機率認定，第一個個體的 信念 是 正義的 信念。</text:p>
                    </text:list-item>
                  </text:list>
                </text:list-item>
                <text:list-item>
                  <text:p text:style-name="P119">假定，第二個個體的 信念 是 無神論。</text:p>
                  <text:list>
                    <text:list-item>
                      <text:p text:style-name="P119">第一個個體 有機率認定，第二個個體 是 不正義的化身、不正義的存在。</text:p>
                    </text:list-item>
                    <text:list-item>
                      <text:p text:style-name="P120">第一個個體 有機率認定，第二個個體的 信念 是 不正義的 信念。</text:p>
                    </text:list-item>
                  </text:list>
                </text:list-item>
                <text:list-item>
                  <text:p text:style-name="P119">假定，第一個個體 審判、監禁、火刑 第二個個體。</text:p>
                  <text:list>
                    <text:list-item>
                      <text:p text:style-name="P119">第一個個體、其他個體 有機率認定，該審判、該監禁、該火刑 是 執行正義。</text:p>
                    </text:list-item>
                    <text:list-item>
                      <text:p text:style-name="P121">第二個個體、其他個體 有機率認定，該審判、該監禁、該火刑 是 執行不正義。</text:p>
                    </text:list-item>
                    <text:list-item>
                      <text:p text:style-name="P119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17">明顯例子。</text:p>
              <text:list>
                <text:list-item>
                  <text:p text:style-name="P122">假定，第一個個體的 認定 是 皇帝是神的代理人。</text:p>
                  <text:list>
                    <text:list-item>
                      <text:p text:style-name="P122">第一個個體 有機率認定，第一個個體 是 正義的化身、正義的存在。</text:p>
                    </text:list-item>
                    <text:list-item>
                      <text:p text:style-name="P122">第一個個體 有機率認定，第一個個體的 認定 是 正義的 認定。</text:p>
                    </text:list-item>
                  </text:list>
                </text:list-item>
                <text:list-item>
                  <text:p text:style-name="P122">假定，第二個個體的 認定 是 皇帝（只）是人。</text:p>
                  <text:list>
                    <text:list-item>
                      <text:p text:style-name="P122">第一個個體 有機率認定，第二個個體 是 不正義的化身、不正義的存在。</text:p>
                    </text:list-item>
                    <text:list-item>
                      <text:p text:style-name="P122">第一個個體 有機率認定，第二個個體的 認定 是 不正義的 認定。</text:p>
                    </text:list-item>
                  </text:list>
                </text:list-item>
                <text:list-item>
                  <text:p text:style-name="P120">假定，第一個個體 審判、監禁、酷刑 第二個個體。</text:p>
                  <text:list>
                    <text:list-item>
                      <text:p text:style-name="P123">第一個個體、其他個體 有機率認定，該審判、該監禁、該酷刑 是 執行正義。</text:p>
                    </text:list-item>
                    <text:list-item>
                      <text:p text:style-name="P124">第二個個體、其他個體 有機率認定，該審判、該監禁、該酷刑 是 執行正義。</text:p>
                    </text:list-item>
                    <text:list-item>
                      <text:p text:style-name="P120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20">明顯例子。</text:p>
              <text:list>
                <text:list-item>
                  <text:p text:style-name="P125">假定，第一個個體 發現 數字只有整數。</text:p>
                  <text:list>
                    <text:list-item>
                      <text:p text:style-name="P125">第一個個體 有機率認定，第一個個體 是 正義的化身、正義的存在。</text:p>
                    </text:list-item>
                    <text:list-item>
                      <text:p text:style-name="P125">第一個個體 有機率認定，第一個個體的 發現 是 正義的 發現。</text:p>
                    </text:list-item>
                  </text:list>
                </text:list-item>
                <text:list-item>
                  <text:p text:style-name="P126">假定，第二個個體 發現 <text:span text:style-name="T29">√</text:span><text:span text:style-name="T8">2</text:span>。</text:p>
                  <text:list>
                    <text:list-item>
                      <text:p text:style-name="P126">第一個個體 有機率認定，第二個個體 是 不正義的化身、不正義的存在。</text:p>
                    </text:list-item>
                    <text:list-item>
                      <text:p text:style-name="P127">第一個個體 有機率認定，第二個個體的 發現 是 不正義的 發現。</text:p>
                    </text:list-item>
                  </text:list>
                </text:list-item>
                <text:list-item>
                  <text:p text:style-name="P127">假定，第一個個體 攻擊、傷害、浸水 第二個個體。</text:p>
                  <text:list>
                    <text:list-item>
                      <text:p text:style-name="P127">第一個個體、其他個體 有機率認定，該攻擊、該傷害、該浸水 是 執行正義。</text:p>
                    </text:list-item>
                    <text:list-item>
                      <text:p text:style-name="P124">第二個個體、其他個體 有機率認定，該攻擊、該傷害、該浸水 是 執行不正義。</text:p>
                    </text:list-item>
                    <text:list-item>
                      <text:p text:style-name="P128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28">明顯例子。</text:p>
              <text:list>
                <text:list-item>
                  <text:p text:style-name="P128">假定，某一特定個體的 信念、投影世界觀 認定，天鵝只有白色天鵝。</text:p>
                </text:list-item>
                <text:list-item>
                  <text:p text:style-name="P128">假定，該個體 發現 黑色天鵝。</text:p>
                  <text:list>
                    <text:list-item>
                      <text:p text:style-name="P128">該個體 有機率認定，該黑色天鵝 是 不正義的化身、不正義的存在。</text:p>
                    </text:list-item>
                    <text:list-item>
                      <text:p text:style-name="P128">該個體的 信念、投影世界觀 有機率 崩塌。</text:p>
                    </text:list-item>
                    <text:list-item>
                      <text:p text:style-name="P128">該個體 有機率為了 不改變（自己的）信念、投影世界觀 攻擊 該黑色天鵝。</text:p>
                      <text:list>
                        <text:list-item>
                          <text:p text:style-name="P129">該個體 有機率為了 維護、維持、強化（自己的）信念（本身）攻擊 該黑色天鵝。</text:p>
                        </text:list-item>
                        <text:list-item>
                          <text:p text:style-name="P128">該個體 有機率為了 維護、維持（自己的）投影世界觀（本身）攻擊 該黑色天鵝。</text:p>
                        </text:list-item>
                        <text:list-item>
                          <text:p text:style-name="P130">該個體 有機率為了 維護、維持、強化（自己的）認定（本身）攻擊 該黑色天鵝。</text:p>
                        </text:list-item>
                      </text:list>
                    </text:list-item>
                  </text:list>
                </text:list-item>
                <text:list-item>
                  <text:p text:style-name="P128">假定，該個體 攻擊、傷害、消失 該黑色天鵝。</text:p>
                  <text:list>
                    <text:list-item>
                      <text:p text:style-name="P128">該個體、其他個體 有機率認定，該攻擊、該傷害、該消失 是 執行正義。</text:p>
                    </text:list-item>
                    <text:list-item>
                      <text:p text:style-name="P124">該黑色天鵝、其他個體 有機率認定，該攻擊、該傷害、該消失 是 執行不正義。</text:p>
                    </text:list-item>
                    <text:list-item>
                      <text:p text:style-name="P131">該黑色天鵝、其他個體 有機率認定，第一個個體 在 單方面 攻擊、傷害 該黑色天鵝。</text:p>
                    </text:list-item>
                  </text:list>
                </text:list-item>
              </text:list>
            </text:list-item>
            <text:list-item>
              <text:p text:style-name="P131">明顯例子。</text:p>
              <text:list>
                <text:list-item>
                  <text:p text:style-name="P131">假定，古雅典人認定，蘇格拉底的 思想、決策、行動 有機率危害到 年輕人、古雅典的信仰。</text:p>
                  <text:list>
                    <text:list-item>
                      <text:p text:style-name="P132">古雅典人 有機率認定，蘇格拉底 是 不正義的化身、不正義的存在。</text:p>
                    </text:list-item>
                  </text:list>
                </text:list-item>
                <text:list-item>
                  <text:p text:style-name="P133">假定，古雅典人 審判、監禁、處決 蘇格拉底。</text:p>
                  <text:list>
                    <text:list-item>
                      <text:p text:style-name="P134">古雅典人、其他個體 有機率認定，該審判、該監禁、該處決 是 執行正義。</text:p>
                    </text:list-item>
                    <text:list-item>
                      <text:p text:style-name="P124">蘇格拉底、其他個體 有機率認定，該審判、該監禁、該處決 是 執行不正義。</text:p>
                    </text:list-item>
                    <text:list-item>
                      <text:p text:style-name="P135">蘇格拉底、其他個體 有機率認定，古雅典人 在 單方面 審判、監禁、處決 蘇格拉底。</text:p>
                    </text:list-item>
                  </text:list>
                </text:list-item>
              </text:list>
            </text:list-item>
            <text:list-item>
              <text:p text:style-name="P136">明顯例子。</text:p>
              <text:list>
                <text:list-item>
                  <text:p text:style-name="P136">假定，第一個個體 認定，第二個個體的 思想、決策、行動 有機率危害到 某一特定個體。</text:p>
                  <text:list>
                    <text:list-item>
                      <text:p text:style-name="P136">第一個個體 有機率認定，第二個個體 是 不正義的化身、不正義的存在。</text:p>
                    </text:list-item>
                    <text:list-item>
                      <text:p text:style-name="P137">第一個個體 有機率單方面 跟監、監視、偷窺、審判、控制、攻擊、傷害 第二個個體。</text:p>
                    </text:list-item>
                  </text:list>
                </text:list-item>
                <text:list-item>
                  <text:p text:style-name="P137">假定，第一個個體 攻擊、傷害、消失 第二個個體。</text:p>
                  <text:list>
                    <text:list-item>
                      <text:p text:style-name="P136">第一個個體、其他個體 有機率認定，該攻擊、該傷害、該消失 是 執行正義。</text:p>
                    </text:list-item>
                    <text:list-item>
                      <text:p text:style-name="P124">第二個個體、其他個體 有機率認定，該攻擊、該傷害、該消失 是 執行不正義。</text:p>
                    </text:list-item>
                    <text:list-item>
                      <text:p text:style-name="P138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8"><text:bookmark-start text:name="詰問、歸納"/>詰問、歸納<text:bookmark-end text:name="詰問、歸納"/></text:p>
          <text:list>
            <text:list-item>
              <text:p text:style-name="P139">詰問、歸納。</text:p>
              <text:list>
                <text:list-item>
                  <text:p text:style-name="P140">詰問 <text:span text:style-name="T32">↔</text:span><text:span text:style-name="T31"> 發散、取得共識、取得區域最佳解</text:span>。</text:p>
                </text:list-item>
                <text:list-item>
                  <text:p text:style-name="P140">歸納 <text:span text:style-name="T32">↔</text:span><text:span text:style-name="T31"> 收斂、取得共識、取得區域最佳解</text:span>。</text:p>
                </text:list-item>
                <text:list-item>
                  <text:p text:style-name="P140">？？？ <text:span text:style-name="T32">↔</text:span><text:span text:style-name="T31"> 發散、收斂、取得共識、取得全域最佳解</text:span>。</text:p>
                </text:list-item>
              </text:list>
            </text:list-item>
            <text:list-item>
              <text:p text:style-name="P140">抽象例子，一元二次方程式。</text:p>
              <text:list>
                <text:list-item>
                  <text:p text:style-name="P144">座標系（裡面）的 第一個點 →<text:span text:style-name="T33"> </text:span>詰問 →<text:span text:style-name="T34"> </text:span>座標系（裡面）的 第二個點。</text:p>
                  <text:list>
                    <text:list-item>
                      <text:p text:style-name="P143">座標系（裡面）的 第一個點 →<text:span text:style-name="T33"> </text:span>詰問 →<text:span text:style-name="T34"> </text:span>一元二次（方程式的）<text:span text:style-name="T34">曲線</text:span>的 第二個點。</text:p>
                    </text:list-item>
                    <text:list-item>
                      <text:p text:style-name="P142">一元二次（方程式的）曲線（裡面）的 第一個點 →<text:span text:style-name="T33"> </text:span>詰問 →<text:span text:style-name="T34"> 該曲線</text:span>的 第二個點。</text:p>
                      <text:list>
                        <text:list-item>
                          <text:p text:style-name="P145"><text:span text:style-name="T34">該曲線（</text:span><text:span text:style-name="T35">y 不等於 0</text:span><text:span text:style-name="T34">）的 解</text:span> <text:span text:style-name="T32">↔</text:span><text:span text:style-name="T31"> 某一特定（哲學）問題的 區域最佳解</text:span>。</text:p>
                        </text:list-item>
                      </text:list>
                    </text:list-item>
                    <text:list-item>
                      <text:p text:style-name="P141">一元二次（方程式的）曲線（裡面）的 某一特定點 →<text:span text:style-name="T33"> </text:span>詰問 →<text:span text:style-name="T34"> 該曲線（</text:span><text:span text:style-name="T35">y=0</text:span><text:span text:style-name="T34">）的 解</text:span>。</text:p>
                      <text:list>
                        <text:list-item>
                          <text:p text:style-name="P145"><text:span text:style-name="T34">該曲線（</text:span><text:span text:style-name="T35">y=0</text:span><text:span text:style-name="T34">）的 解</text:span> <text:span text:style-name="T32">↔</text:span><text:span text:style-name="T31"> 某一特定（哲學）問題的 全域最佳解</text:span>。</text:p>
                          <text:list>
                            <text:list-item>
                              <text:p text:style-name="P151"><text:span text:style-name="T31">（</text:span>在 某一特定座標系 上，）該<text:span text:style-name="T31">（哲學）問題的 全域最佳解</text:span>。</text:p>
                              <text:list>
                                <text:list-item>
                                  <text:p text:style-name="P156"><text:span text:style-name="T34">該曲線（在 </text:span>該座標系，）<text:span text:style-name="T31">有機率有 區域最佳解、全域最佳解、最佳解</text:span>。</text:p>
                                </text:list-item>
                              </text:list>
                            </text:list-item>
                            <text:list-item>
                              <text:p text:style-name="P151"><text:span text:style-name="T31">（對於</text:span> 某一特定座標系 來說，）該<text:span text:style-name="T31">（哲學）問題的 全域最佳解</text:span>。</text:p>
                            </text:list-item>
                            <text:list-item>
                              <text:p text:style-name="P151"><text:span text:style-name="T31">（以</text:span> 某一特定點 為 座標系零點，）該<text:span text:style-name="T31">（哲學）問題的 全域最佳解</text:span>。</text:p>
                              <text:list>
                                <text:list-item>
                                  <text:p text:style-name="P152">明顯例子，第一個座標系、第二個座標系 的 <text:span text:style-name="T31">最佳解 有機率 不同</text:span>。</text:p>
                                  <text:list>
                                    <text:list-item>
                                      <text:p text:style-name="P152">第一個座標系的 <text:span text:style-name="T31">最佳解數值 有機率不是 </text:span>第二個座標系的 <text:span text:style-name="T31">最佳解</text:span>。</text:p>
                                    </text:list-item>
                                    <text:list-item>
                                      <text:p text:style-name="P153"><text:span text:style-name="T31">對於</text:span> 第一個座標系 來說，第二個座標系的 <text:span text:style-name="T31">最佳解 有機率不是 最佳解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54">座標系零點 <text:span text:style-name="T31">有機率 移動、改變</text:span>。</text:p>
                                </text:list-item>
                                <text:list-item>
                                  <text:p text:style-name="P155">座標系 <text:span text:style-name="T31">有機率 移動、旋轉、改變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8">座標系（裡面）的 第一個點 →<text:span text:style-name="T33"> 反</text:span>詰問 →<text:span text:style-name="T34"> </text:span>座標系（裡面）的 第二個點。</text:p>
                  <text:list>
                    <text:list-item>
                      <text:p text:style-name="P147">一元二次（方程式的）<text:span text:style-name="T34">曲線</text:span>的 第一個點 →<text:span text:style-name="T33"> 反</text:span>詰問 → 座標系（裡面）的 第二個點。</text:p>
                    </text:list-item>
                    <text:list-item>
                      <text:p text:style-name="P147"><text:span text:style-name="T34">該曲線</text:span>的 第一個點 →<text:span text:style-name="T33"> 反</text:span>詰問 → 一元二次（方程式的）曲線（裡面）的 第二個點。</text:p>
                    </text:list-item>
                    <text:list-item>
                      <text:p text:style-name="P146"><text:span text:style-name="T34">該曲線（</text:span><text:span text:style-name="T35">y=0</text:span><text:span text:style-name="T34">）的 解</text:span> →<text:span text:style-name="T34"> 反</text:span>詰問 →<text:span text:style-name="T34"> </text:span>一元二次（方程式的）曲線（裡面）的 某一特定點。</text:p>
                    </text:list-item>
                  </text:list>
                </text:list-item>
                <text:list-item>
                  <text:p text:style-name="P158">抽象例子<text:span text:style-name="T5">，沒有點、單點、多點</text:span>、連續線、非連續線、連續面、非連續面、連續體。</text:p>
                  <text:list>
                    <text:list-item>
                      <text:p text:style-name="P149"><text:span text:style-name="T5">沒有點</text:span> <text:span text:style-name="T32">↔</text:span><text:span text:style-name="T31"> 某一特定（哲學）問題 </text:span><text:span text:style-name="T5">沒有 </text:span><text:span text:style-name="T31">最佳解</text:span>。</text:p>
                    </text:list-item>
                    <text:list-item>
                      <text:p text:style-name="P150"><text:span text:style-name="T5">單點</text:span> <text:span text:style-name="T32">↔</text:span><text:span text:style-name="T31"> 某一特定（哲學）問題 </text:span><text:span text:style-name="T5">有 一個 </text:span><text:span text:style-name="T31">最佳解</text:span>。</text:p>
                    </text:list-item>
                    <text:list-item>
                      <text:p text:style-name="P150"><text:span text:style-name="T5">多點</text:span> <text:span text:style-name="T32">↔</text:span><text:span text:style-name="T31"> 某一特定（哲學）問題 </text:span><text:span text:style-name="T5">有（非連續的）多個 </text:span><text:span text:style-name="T31">最佳解</text:span>。</text:p>
                    </text:list-item>
                    <text:list-item>
                      <text:p text:style-name="P157">連續線 <text:span text:style-name="T32">↔</text:span><text:span text:style-name="T31"> 某一特定（哲學）問題 </text:span><text:span text:style-name="T5">有（連續的）多個 </text:span><text:span text:style-name="T31">最佳解</text:span>。</text:p>
                    </text:list-item>
                    <text:list-item>
                      <text:p text:style-name="P157"><text:span text:style-name="T5">非</text:span>連續線 <text:span text:style-name="T32">↔</text:span><text:span text:style-name="T31"> 某一特定（哲學）問題 </text:span><text:span text:style-name="T5">有（連續的、非連續的）多個 </text:span><text:span text:style-name="T31">最佳解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9"><text:bookmark-start text:name="哲學數學化"/><text:span text:style-name="T31">哲學數學化</text:span><text:bookmark-end text:name="哲學數學化"/></text:p>
          <text:list>
            <text:list-item>
              <text:p text:style-name="P159">明顯例子，座標系（裡面）的 第一個點 →<text:span text:style-name="T33"> </text:span>詰問 →<text:span text:style-name="T34"> </text:span>座標系（裡面）的 第二個點。</text:p>
            </text:list-item>
            <text:list-item>
              <text:p text:style-name="P160">明顯例子，文學數學化、神學數學化、數學數學化、學門數學化、文明數學化、個體數學化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333333"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14:11:45.981000000</dc:date>
    <meta:editing-duration>P17DT3H25M19S</meta:editing-duration>
    <meta:editing-cycles>16215</meta:editing-cycles>
    <meta:document-statistic meta:table-count="0" meta:image-count="0" meta:object-count="0" meta:page-count="1" meta:paragraph-count="325" meta:word-count="8287" meta:character-count="9542" meta:non-whitespace-character-count="8628"/>
  </office:meta>
</office:document-meta>
</file>